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ral</text:p>
      <text:p text:style-name="P1"/>
      <text:p text:style-name="P1"/>
      <text:p text:style-name="P1"/>
      <text:p text:style-name="P3">Einheit t(nicht ein einzelner Soldat)</text:p>
      <text:p text:style-name="P3">t.LEP : 100 für 100%</text:p>
      <text:p text:style-name="P3"/>
      <text:p text:style-name="P2">Situationswert</text:p>
      <text:p text:style-name="P3">t.SIT berechnet sich wie folgt:</text:p>
      <text:p text:style-name="P3"/>
      <text:p text:style-name="P3">Normaler Kampf zwischen zwei isolierten Einheiten: t.SIT = 1</text:p>
      <text:p text:style-name="P3">feindliche Übermacht: t.SIT &gt; 1</text:p>
      <text:p text:style-name="P3">eigene Übermacht: t.SIT &lt; 1</text:p>
      <text:p text:style-name="P3"/>
      <text:p text:style-name="P3">Berechnung:</text:p>
      <text:p text:style-name="P3">t.Umgebung := alle unmittelbar angrenzenden Felder</text:p>
      <text:p text:style-name="P3">t.Umgebung_feindlich := alle durch Feinde besetzten Felder</text:p>
      <text:p text:style-name="P3">t.Umgebung_eigen := alle durch Verbündete besetzten Felder</text:p>
      <text:p text:style-name="P3"/>
      <text:p text:style-name="P3">t.SIT := (t.Umgebung_eigen – t.Umgebung_feindlich + 7) / 6</text:p>
      <text:p text:style-name="P3"/>
      <text:p text:style-name="P2">Moralbasiswert:</text:p>
      <text:p text:style-name="P3">Bezeichnet durch t.MB;</text:p>
      <text:p text:style-name="P3">Jede Einheit hat einen unterschiedlichen Startwert.</text:p>
      <text:p text:style-name="P3">Beispiel:</text:p>
      <text:p text:style-name="P3"/>
      <text:p text:style-name="P3">- Bauer t'</text:p>
      <text:p text:style-name="P3"><text:s text:c="2"/>t'.MB : 50</text:p>
      <text:p text:style-name="P3"/>
      <text:p text:style-name="P3">- Berufssoldat.Nahkampf t''</text:p>
      <text:p text:style-name="P3"><text:s text:c="2"/>t''.MB : 65</text:p>
      <text:p text:style-name="P3"/>
      <text:p text:style-name="P3"/>
      <text:p text:style-name="P2">Moralschaden für unmodifizierte Angriffe</text:p>
      <text:p text:style-name="P3">Einheit t erhält ES = (10% t.LEP) Schaden</text:p>
      <text:p text:style-name="P3">→ t.MORAL := t.MORAL – 10</text:p>
      <text:p text:style-name="P3"/>
      <text:p text:style-name="P3"/>
      <text:p text:style-name="P3"/>
      <text:p text:style-name="P2"/>
      <text:p text:style-name="P2">Moralschaden im Allgemeinen(Nahkampf)</text:p>
      <text:p text:style-name="P3">Einheit t erhält ES = (p * <text:s/>t.LEP) Schaden</text:p>
      <text:p text:style-name="P3"/>
      <text:p text:style-name="P3">Fall 1 :</text:p>
      <text:p text:style-name="P3">p &lt; 20</text:p>
      <text:p text:style-name="P3">t.MORAL := t.MORAL – p * t.SIT</text:p>
      <text:p text:style-name="P3"/>
      <text:p text:style-name="P3">Fall 2 :</text:p>
      <text:p text:style-name="P3">20 &lt;= p &lt; 50</text:p>
      <text:p text:style-name="P3">t.MORAL := t.MORAL – p * t.SIT * y_1</text:p>
      <text:p text:style-name="P3"><text:soft-page-break/></text:p>
      <text:p text:style-name="P3">Fall 3:</text:p>
      <text:p text:style-name="P3">p &gt;= 50</text:p>
      <text:p text:style-name="P3">t.MORAL := t.MORAL – p * t.SIT * y_2</text:p>
      <text:p text:style-name="P3"/>
      <text:p text:style-name="P3">//y_1 = 2, y_2 = 3</text:p>
      <text:p text:style-name="P3"/>
      <text:p text:style-name="P3"/>
      <text:p text:style-name="P3"/>
      <text:p text:style-name="P2">Moralschaden im Allgemeinen(Fernkampf)</text:p>
      <text:p text:style-name="P3">Einheit t erhält ES = (p * <text:s/>t.LEP) Schaden</text:p>
      <text:p text:style-name="P3"/>
      <text:p text:style-name="P3">Fall 1 :</text:p>
      <text:p text:style-name="P3">p &lt; 20</text:p>
      <text:p text:style-name="P3">t.MORAL := t.MORAL – p </text:p>
      <text:p text:style-name="P3"/>
      <text:p text:style-name="P3">Fall 2 :</text:p>
      <text:p text:style-name="P3">20 &lt;= p &lt; 50</text:p>
      <text:p text:style-name="P3">t.MORAL := t.MORAL – p * y_1</text:p>
      <text:p text:style-name="P3"/>
      <text:p text:style-name="P3">Fall 3:</text:p>
      <text:p text:style-name="P3">p &gt;= 50</text:p>
      <text:p text:style-name="P3">t.MORAL := t.MORAL – p* y_2</text:p>
      <text:p text:style-name="P3"/>
      <text:p text:style-name="P3">//y_1 = 2, y_2 =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21T11:49:06.50</meta:creation-date>
    <dc:date>2012-03-22T10:28:14.09</dc:date>
    <dc:creator>Daniel Spanier</dc:creator>
    <meta:editing-duration>PT00H46M13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2" meta:paragraph-count="48" meta:word-count="224" meta:character-count="1196"/>
  </office:meta>
</office:document-meta>
</file>